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8ec29" officeooo:paragraph-rsid="0008ec29"/>
    </style:style>
    <style:style style:name="P2" style:family="paragraph" style:parent-style-name="Standard">
      <style:text-properties officeooo:rsid="000ad72f" officeooo:paragraph-rsid="000ad72f"/>
    </style:style>
    <style:style style:name="P3" style:family="paragraph" style:parent-style-name="Standard">
      <style:text-properties officeooo:rsid="000c991d" officeooo:paragraph-rsid="000c991d"/>
    </style:style>
    <style:style style:name="P4" style:family="paragraph" style:parent-style-name="Standard">
      <style:text-properties officeooo:rsid="000d2044" officeooo:paragraph-rsid="000d2044"/>
    </style:style>
    <style:style style:name="P5" style:family="paragraph" style:parent-style-name="Standard">
      <style:text-properties officeooo:paragraph-rsid="000d2044"/>
    </style:style>
    <style:style style:name="P6" style:family="paragraph" style:parent-style-name="Standard">
      <style:text-properties officeooo:rsid="000d5206" officeooo:paragraph-rsid="000d5206"/>
    </style:style>
    <style:style style:name="T1" style:family="text">
      <style:text-properties officeooo:rsid="000c991d"/>
    </style:style>
    <style:style style:name="T2" style:family="text">
      <style:text-properties officeooo:rsid="000d2044"/>
    </style:style>
    <style:style style:name="T3" style:family="text">
      <style:text-properties officeooo:rsid="000d5206"/>
    </style:style>
    <style:style style:name="T4" style:family="text">
      <style:text-properties officeooo:rsid="000ef9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4 Research Project</text:p>
      <text:p text:style-name="P1"/>
      <text:p text:style-name="P1">2 of 5 prompts are required:</text:p>
      <text:p text:style-name="P1"/>
      <text:p text:style-name="P1">#3: <text:s/>What are the differences between Lists, Sets, and Maps, in Java?</text:p>
      <text:p text:style-name="P1"/>
      <text:p text:style-name="P1">ref: <text:s/><text:a xlink:type="simple" xlink:href="https://search.brave.com/search?q=In+Java%2C+explain+the+differences+between+Lists%2C+Sets%2C+and+Maps.&amp;source=llmSuggest&amp;summary=1&amp;conversation=0d5b3b0f9767c3ab6d0738" text:style-name="Internet_20_link" text:visited-style-name="Visited_20_Internet_20_Link">https://search.brave.com/search?q=In+Java%2C+explain+the+differences+between+Lists%2C+Sets%2C+and+Maps.&amp;source=llmSuggest&amp;summary=1&amp;conversation=0d5b3b0f9767c3ab6d0738</text:a> <text:s/></text:p>
      <text:p text:style-name="P1"/>
      <text:p text:style-name="P1"><text:a xlink:type="simple" xlink:href="https://search.brave.com/search?q=In+Java%2C+what+is+the+difference+between+O%28n%29%2C+O%281%29%2C+and+O%28log+n%29%3F&amp;source=llmSuggest&amp;summary=1&amp;conversation=4deddfe6c4e24afa5da51e" text:style-name="Internet_20_link" text:visited-style-name="Visited_20_Internet_20_Link">https://search.brave.com/search?q=In+Java%2C+what+is+the+difference+between+O%28n%29%2C+O%281%29%2C+and+O%28log+n%29%3F&amp;source=llmSuggest&amp;summary=1&amp;conversation=4deddfe6c4e24afa5da51e</text:a></text:p>
      <text:p text:style-name="P1"/>
      <text:p text:style-name="P1"><text:a xlink:type="simple" xlink:href="https://search.brave.com/search?q=In+Java%2C+explain+what+HashSet%2C+TreeSet%2C+and+LinkedHashSet+are%2C+and+how+they+work.&amp;source=llmSuggest&amp;summary=1&amp;conversation=a355d4e58609c018190234" text:style-name="Internet_20_link" text:visited-style-name="Visited_20_Internet_20_Link">https://search.brave.com/search?q=In+Java%2C+explain+what+HashSet%2C+TreeSet%2C+and+LinkedHashSet+are%2C+and+how+they+work.&amp;source=llmSuggest&amp;summary=1&amp;conversation=a355d4e58609c018190234</text:a></text:p>
      <text:p text:style-name="P1"/>
      <text:p text:style-name="P1"><text:a xlink:type="simple" xlink:href="https://search.brave.com/search?q=In+Java%2C+explain+what+HashMap%2C+TreeMap%2C+and+LinkedHashMap+are%2C+and+how+they+work.&amp;source=llmSuggest&amp;summary=1&amp;conversation=d07a54d0d949452222f011" text:style-name="Internet_20_link" text:visited-style-name="Visited_20_Internet_20_Link">https://search.brave.com/search?q=In+Java%2C+explain+what+HashMap%2C+TreeMap%2C+and+LinkedHashMap+are%2C+and+how+they+work.&amp;source=llmSuggest&amp;summary=1&amp;conversation=d07a54d0d949452222f011</text:a></text:p>
      <text:p text:style-name="P1"/>
      <text:p text:style-name="P1"><text:a xlink:type="simple" xlink:href="https://search.brave.com/search?q=In+Java%2C+what+are+the+implementations+of+the+List+data+structure%2C+and+what+are+the+differences+between+them%3F&amp;source=llmSuggest&amp;summary=1&amp;conversation=0aa6a3024d8632de9eda68" text:style-name="Internet_20_link" text:visited-style-name="Visited_20_Internet_20_Link">https://search.brave.com/search?q=In+Java%2C+what+are+the+implementations+of+the+List+data+structure%2C+and+what+are+the+differences+between+them%3F&amp;source=llmSuggest&amp;summary=1&amp;conversation=0aa6a3024d8632de9eda68</text:a></text:p>
      <text:p text:style-name="P1"/>
      <text:p text:style-name="P2">Lists are similar to Arrays, in that they are maintain their input order and use indices to access their elements, which is fast (using O(1), so regardless of the size of the List, it's still direct, immediate access)<text:span text:style-name="T1">, though the requirement to use an index implies a requirement to keep track of what that index is. <text:s/>They also allow for unlimited nulls and duplicates, which could be advantages in some scenarios. <text:s/></text:span></text:p>
      <text:p text:style-name="P2"/>
      <text:p text:style-name="P3">Sets, on the other hand, are better when you have a need for a large number of unique values, where order is not important. <text:s/>Generally speaking, they do not maintain any order, though the LinkedHashSet does provide for keeping their input order, and the TreeSet allows for natural order. <text:s/>HashSets use O(1) speed for adds, removals, and contains operations, which is very advantageous.</text:p>
      <text:p text:style-name="P3"/>
      <text:p text:style-name="P3">Maps, meanwhile, use key-value pairs to store data, similar to a phone book or dictionary. <text:s/>The keys must be unique and can only have 1 null, though the paired values can have duplicates and multiple nulls. <text:s/>Order is not maintained, though LinkedHashMaps keep input order, and TreeMaps allow for natural order, similar to Sets. <text:s/><text:span text:style-name="T2">Maps tend to be very efficient and fast, as both HashMaps and LinkedHashMaps operate at O(1), while TreeMaps run at O(log N), which is still faster than O(n).</text:span></text:p>
      <text:p text:style-name="P3"/>
      <text:p text:style-name="P3"/>
      <text:p text:style-name="P5"><text:span text:style-name="T2">#4: <text:s/></text:span>List at least two different implementations for each collection (List, Set, and Map). When would you use one of the implementations over the other? </text:p>
      <text:p text:style-name="P5"/>
      <text:p text:style-name="P4">(using same references as for #3)</text:p>
      <text:p text:style-name="P4"/>
      <text:p text:style-name="P4">Sets and Maps are similar, in that they both have Hash, LinkedHash, and Tree implementations. <text:s/>Their LinkedHash implementations both maintain input order and their Tree implementations both allow for natural <text:soft-page-break/>order, as well. <text:s/>Their more common Hash implementations do not maintain any order. <text:s/><text:span text:style-name="T3">The Hash and LinkedHash implementations tend to be fast, using O(1), while the Tree implementations use a Red-Black tree data structure that keeps them sorted by key, though they're not as fast as the Hash varieties.</text:span></text:p>
      <text:p text:style-name="P4"/>
      <text:p text:style-name="P6">Lists use ArrayLists, LinkedLists, Vectors, and Stacks as implementations, marking a distinction from Sets and Maps. <text:s/>ArrayLists are dynamic and can quickly add or remove items, which is especially good when you don't know how many elements you will ultimately have. <text:s/>On the downside, when used for insertion or deletion of items in the middle, ArrayLists slow down, due to having to shift their elements. <text:s/>LinkedLists use double linking and are efficient for insertion and deletion of elements in their middle, but access by indices is slower than with ArrayLists. <text:s/>Vectors also use dynamic arrays to store data, but they are synchronized, and therefore, thread-safe and can be used in multi-threaded environments<text:span text:style-name="T4">, which is important for today's processors, though they will be slower than ArrayLists in single-threaded environments (as in, for simpler applications). <text:s/>Stacks, lastly, use a special Last-In First-Out (LIFO) structure modification of the Vector implmentation; however, this has largely been superceded by the newer, faster implemen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866in" fo:margin-right="0.464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8T00:48:59.067000000</dc:date>
    <meta:editing-duration>PT3M41S</meta:editing-duration>
    <meta:editing-cycles>1</meta:editing-cycles>
    <meta:document-statistic meta:table-count="0" meta:image-count="0" meta:object-count="0" meta:page-count="2" meta:paragraph-count="15" meta:word-count="512" meta:character-count="4100" meta:non-whitespace-character-count="3581"/>
    <meta:generator>LibreOffice/7.1.1.2$Windows_X86_64 LibreOffice_project/fe0b08f4af1bacafe4c7ecc87ce55bb426164676</meta:generator>
  </office:meta>
</office:document-meta>
</file>